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5" style:family="text">
      <style:text-properties fo:font-size="20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6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7" style:family="text">
      <style:text-properties fo:font-size="20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8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50.00%" fo:text-align="justify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/text:p>
      <text:p text:style-name="P3"><text:span text:style-name="T2">Experiments(7):-</text:span></text:p>
      <text:p text:style-name="P4"><text:span text:style-name="T3">Aim:- </text:span></text:p>
      <text:p text:style-name="P4"><text:span text:style-name="T4">Static Routing Analysis using Packet Tracer.</text:span></text:p>
      <text:p text:style-name="P4"><text:span text:style-name="T5">Software required:-</text:span><text:span text:style-name="T6"/></text:p>
      <text:p text:style-name="P4"><text:span text:style-name="T6">hubs,pc's,router.</text:span></text:p>
      <text:p text:style-name="P4"><text:span text:style-name="T7">Algorithm:-</text:span><text:span text:style-name="T8"/></text:p>
      <text:p text:style-name="P4"><text:span text:style-name="T8">step1:-set four pc's and two switches.</text:span></text:p>
      <text:p text:style-name="P4"><text:span text:style-name="T8">step2:-connect that switches and pc's with connectors.</text:span></text:p>
      <text:p text:style-name="P4"><text:span text:style-name="T8">step3:-take two hubs and connect it to switches.</text:span></text:p>
      <text:p text:style-name="P4"><text:span text:style-name="T8">step4:-give ip adress to all hubs and pc's</text:span></text:p>
      <text:p text:style-name="P4"><text:span text:style-name="T8">step5:-give messages to one pc's to another if it succesfull then its a good circuit</text:span></text:p>
      <text:p text:style-name="P5"><draw:frame text:anchor-type="as-char" svg:width="146.47mm" svg:height="82.34mm" style:rel-width="scale" style:rel-height="scale"><draw:object-ole xlink:href="OleObj1"/><draw:image xlink:href="ObjectReplacements/OleObj1"/></draw:frame><text:span text:style-name="T8"/></text:p>
      <text:p text:style-name="P5"><draw:frame text:anchor-type="as-char" svg:width="146.47mm" svg:height="82.34mm" style:rel-width="scale" style:rel-height="scale"><draw:object-ole xlink:href="OleObj2"/><draw:image xlink:href="ObjectReplacements/OleObj2"/></draw:frame><text:span text:style-name="T8"/></text:p>
      <text:p text:style-name="P5"><text:span text:style-name="T8"/></text:p>
      <text:p text:style-name="P6"><text:span text:style-name="T8"/></text:p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